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rray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CharArrayWrite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write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to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CharArray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writeTo( java . io . 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Writer.write( java . lang . String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